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c15" officeooo:paragraph-rsid="000bdc15"/>
    </style:style>
    <style:style style:name="P2" style:family="paragraph" style:parent-style-name="Standard">
      <style:paragraph-properties fo:text-align="left" style:justify-single-word="false"/>
      <style:text-properties fo:font-size="14pt" fo:font-weight="normal" officeooo:rsid="000bdc15" officeooo:paragraph-rsid="000bdc15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fo:font-family="monospace" fo:font-weight="bold" fo:background-color="#ffffff" loext:char-shading-value="0"/>
    </style:style>
    <style:style style:name="T4" style:family="text">
      <style:text-properties fo:color="#000000" loext:opacity="100%" fo:font-family="monospace" fo:background-color="#ffffff" loext:char-shading-value="0"/>
    </style:style>
    <style:style style:name="T5" style:family="text">
      <style:text-properties fo:font-family="monospace"/>
    </style:style>
    <style:style style:name="T6" style:family="text">
      <style:text-properties fo:color="#cdd6f4" loext:opacity="100%" fo:font-family="monospace" fo:background-color="#ffffff" loext:char-shading-value="0"/>
    </style:style>
    <style:style style:name="T7" style:family="text">
      <style:text-properties fo:color="#f9e2af" loext:opacity="100%" fo:font-family="monospace" fo:background-color="#ffffff" loext:char-shading-value="0"/>
    </style:style>
    <style:style style:name="T8" style:family="text">
      <style:text-properties fo:color="#a6e3a1" loext:opacity="100%" fo:font-family="monospace" fo:background-color="#ffffff" loext:char-shading-value="0"/>
    </style:style>
    <style:style style:name="T9" style:family="text">
      <style:text-properties fo:color="#94e2d5" loext:opacity="100%" fo:font-family="monospace" fo:background-color="#ffffff" loext:char-shading-value="0"/>
    </style:style>
    <style:style style:name="T10" style:family="text">
      <style:text-properties fo:color="#eba0ac" loext:opacity="100%" fo:font-family="monospace" fo:background-color="#ffffff" loext:char-shading-value="0"/>
    </style:style>
    <style:style style:name="T11" style:family="text">
      <style:text-properties fo:color="#89b4fa" loext:opacity="100%" fo:font-family="monospace" fo:background-color="#ffffff" loext:char-shading-value="0"/>
    </style:style>
    <style:style style:name="T12" style:family="text">
      <style:text-properties fo:color="#cba6f7" loext:opacity="100%" fo:font-family="monospace" fo:background-color="#ffffff" loext:char-shading-value="0"/>
    </style:style>
    <style:style style:name="T13" style:family="text">
      <style:text-properties fo:color="#fab387" loext:opacity="100%" fo:font-family="monospace" fo:background-color="#ffffff" loext:char-shading-value="0"/>
    </style:style>
    <style:style style:name="T14" style:family="text">
      <style:text-properties fo:color="#18b2b2" loext:opacity="100%" fo:font-family="monospace" fo:background-color="#ffffff" loext:char-shading-value="0"/>
    </style:style>
    <style:style style:name="T15" style:family="text">
      <style:text-properties fo:color="#9399b2" loext:opacity="100%" fo:font-family="monospace" fo:background-color="#ffffff" loext:char-shading-value="0"/>
    </style:style>
    <style:style style:name="T16" style:family="text">
      <style:text-properties fo:color="#f38ba8" loext:opacity="100%" fo:font-family="monospace" fo:background-color="#ffffff" loext:char-shading-value="0"/>
    </style:style>
    <style:style style:name="T17" style:family="text">
      <style:text-properties fo:color="#f5c2e7" loext:opacity="100%" fo:font-family="monospac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1">o Get Math Table Working Docs</text:span></text:p>
      <text:p text:style-name="P2"><text:span text:style-name="T2"> </text:span><text:span text:style-name="T3">Big Picture</text:span><text:span text:style-name="T4"> </text:span><text:span text:style-name="T5"><text:line-break/><text:line-break/></text:span><text:span text:style-name="T4"> Your C++ class is: </text:span><text:span text:style-name="T5"><text:line-break/><text:line-break/></text:span><text:span text:style-name="T4"> </text:span><text:span text:style-name="T6">MathTable</text:span><text:span text:style-name="T4"> </text:span><text:span text:style-name="T5"><text:line-break/><text:line-break/></text:span><text:span text:style-name="T4"> Your QML uses it like this: </text:span><text:span text:style-name="T5"><text:line-break/><text:line-break/></text:span><text:span text:style-name="T4"> </text:span><text:span text:style-name="T7">MathTable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id</text:span><text:span text:style-name="T9">:</text:span><text:span text:style-name="T6"> math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en QML calls the C++ function: </text:span><text:span text:style-name="T5"><text:line-break/><text:line-break/></text:span><text:span text:style-name="T4"> </text:span><text:span text:style-name="T10">math</text:span><text:span text:style-name="T9">.</text:span><text:span text:style-name="T11">generateTable</text:span><text:span text:style-name="T6">(inputField</text:span><text:span text:style-name="T9">.</text:span><text:span text:style-name="T6">text)</text:span><text:span text:style-name="T4"> </text:span><text:span text:style-name="T5"><text:line-break/><text:line-break/></text:span><text:span text:style-name="T4"> And QML reads the C++ result property: </text:span><text:span text:style-name="T5"><text:line-break/><text:line-break/></text:span><text:span text:style-name="T4"> </text:span><text:span text:style-name="T7">text</text:span><text:span text:style-name="T9">:</text:span><text:span text:style-name="T6"> 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So the connection is: </text:span><text:span text:style-name="T5"><text:line-break/><text:line-break/></text:span><text:span text:style-name="T4"> TextField input </text:span><text:span text:style-name="T5"><text:line-break/></text:span><text:span text:style-name="T4">     -&gt; Button click </text:span><text:span text:style-name="T5"><text:line-break/></text:span><text:span text:style-name="T4">         -&gt; C++ function generateTable(...) </text:span><text:span text:style-name="T5"><text:line-break/></text:span><text:span text:style-name="T4">             -&gt; updates m_result </text:span><text:span text:style-name="T5"><text:line-break/></text:span><text:span text:style-name="T4">                 -&gt; emits resultChanged() </text:span><text:span text:style-name="T5"><text:line-break/></text:span><text:span text:style-name="T4">                     -&gt; QML Text updates automatically </text:span><text:span text:style-name="T5"><text:line-break/><text:line-break/></text:span><text:span text:style-name="T4"> </text:span><text:span text:style-name="T3">mathtable.h</text:span><text:span text:style-name="T4"> </text:span><text:span text:style-name="T5"><text:line-break/><text:line-break/></text:span><text:span text:style-name="T4"> Block: Include Guard </text:span><text:span text:style-name="T5"><text:line-break/><text:line-break/></text:span><text:span text:style-name="T4"> </text:span><text:span text:style-name="T12">#ifndef</text:span><text:span text:style-name="T6"> MATHTABLE_H</text:span><text:span text:style-name="T4"> </text:span><text:span text:style-name="T5"><text:line-break/></text:span><text:span text:style-name="T4"> </text:span><text:span text:style-name="T12">#define</text:span><text:span text:style-name="T6"> </text:span><text:span text:style-name="T13">MATHTABLE_H</text:span><text:span text:style-name="T4"> </text:span><text:span text:style-name="T5"><text:line-break/></text:span><text:span text:style-name="T4"> </text:span><text:span text:style-name="T9">...</text:span><text:span text:style-name="T4"> </text:span><text:span text:style-name="T5"><text:line-break/></text:span><text:span text:style-name="T4"> </text:span><text:span text:style-name="T12">#endif</text:span><text:span text:style-name="T4"> </text:span><text:span text:style-name="T5"><text:line-break/><text:line-break/></text:span><text:span text:style-name="T4"> This prevents the header file from being included multiple times during compilation. </text:span><text:span text:style-name="T5"><text:line-break/></text:span><text:soft-page-break/><text:span text:style-name="T5"><text:line-break/></text:span><text:span text:style-name="T4"> Block: Qt Includes </text:span><text:span text:style-name="T5"><text:line-break/><text:line-break/></text:span><text:span text:style-name="T4"> </text:span><text:span text:style-name="T12">#include</text:span><text:span text:style-name="T6"> </text:span><text:span text:style-name="T8">&lt;QObject&gt;</text:span><text:span text:style-name="T4"> </text:span><text:span text:style-name="T5"><text:line-break/></text:span><text:span text:style-name="T4"> </text:span><text:span text:style-name="T12">#include</text:span><text:span text:style-name="T6"> </text:span><text:span text:style-name="T8">&lt;QQmlEngine&gt;</text:span><text:span text:style-name="T4"> </text:span><text:span text:style-name="T5"><text:line-break/></text:span><text:span text:style-name="T4"> </text:span><text:span text:style-name="T12">#include</text:span><text:span text:style-name="T6"> </text:span><text:span text:style-name="T8">&lt;QString&gt;</text:span><text:span text:style-name="T4"> </text:span><text:span text:style-name="T5"><text:line-break/><text:line-break/></text:span><text:span text:style-name="T4"> - </text:span><text:span text:style-name="T14">QObject</text:span><text:span text:style-name="T4">: base class needed for Qt signals, properties, and QML support. </text:span><text:span text:style-name="T5"><text:line-break/></text:span><text:span text:style-name="T4"> - </text:span><text:span text:style-name="T14">QQmlEngine</text:span><text:span text:style-name="T4">: needed because you use </text:span><text:span text:style-name="T14">QML_ELEMENT</text:span><text:span text:style-name="T4">. </text:span><text:span text:style-name="T5"><text:line-break/></text:span><text:span text:style-name="T4"> - </text:span><text:span text:style-name="T14">QString</text:span><text:span text:style-name="T4">: Qt string type used instead of </text:span><text:span text:style-name="T14">std::string</text:span><text:span text:style-name="T4">. </text:span><text:span text:style-name="T5"><text:line-break/><text:line-break/></text:span><text:span text:style-name="T4"> Block: Class Declaration </text:span><text:span text:style-name="T5"><text:line-break/><text:line-break/></text:span><text:span text:style-name="T4"> </text:span><text:span text:style-name="T12">class</text:span><text:span text:style-name="T6"> </text:span><text:span text:style-name="T7">MathTable</text:span><text:span text:style-name="T6"> </text:span><text:span text:style-name="T15">:</text:span><text:span text:style-name="T6"> </text:span><text:span text:style-name="T12">public</text:span><text:span text:style-name="T6"> </text:span><text:span text:style-name="T7">QObject</text:span><text:span text:style-name="T4"> </text:span><text:span text:style-name="T5"><text:line-break/><text:line-break/></text:span><text:span text:style-name="T4"> This creates your own C++ class named </text:span><text:span text:style-name="T14">MathTable</text:span><text:span text:style-name="T4">. </text:span><text:span text:style-name="T5"><text:line-break/><text:line-break/></text:span><text:span text:style-name="T4"> Because it inherits from </text:span><text:span text:style-name="T14">QObject</text:span><text:span text:style-name="T4">, it can use Qt features like: </text:span><text:span text:style-name="T5"><text:line-break/><text:line-break/></text:span><text:span text:style-name="T4"> </text:span><text:span text:style-name="T6">signals</text:span><text:span text:style-name="T4"> </text:span><text:span text:style-name="T5"><text:line-break/></text:span><text:span text:style-name="T4"> </text:span><text:span text:style-name="T6">Q_PROPERTY</text:span><text:span text:style-name="T4"> </text:span><text:span text:style-name="T5"><text:line-break/></text:span><text:span text:style-name="T4"> </text:span><text:span text:style-name="T6">Q_INVOKABLE</text:span><text:span text:style-name="T4"> </text:span><text:span text:style-name="T5"><text:line-break/><text:line-break/></text:span><text:span text:style-name="T4"> Block: Qt Meta Object </text:span><text:span text:style-name="T5"><text:line-break/><text:line-break/></text:span><text:span text:style-name="T4"> </text:span><text:span text:style-name="T6">Q_OBJECT</text:span><text:span text:style-name="T4"> </text:span><text:span text:style-name="T5"><text:line-break/><text:line-break/></text:span><text:span text:style-name="T4"> This is required for Qt’s meta-object system. Without it, signals, properties, and QML integration will not work correctly. </text:span><text:span text:style-name="T5"><text:line-break/><text:line-break/></text:span><text:span text:style-name="T4"> Block: Expose Class to QML </text:span><text:span text:style-name="T5"><text:line-break/><text:line-break/></text:span><text:span text:style-name="T4"> </text:span><text:span text:style-name="T6">QML_ELEMENT</text:span><text:span text:style-name="T4"> </text:span><text:span text:style-name="T5"><text:line-break/><text:line-break/></text:span><text:span text:style-name="T4"> This makes the C++ class available inside QML as: </text:span><text:span text:style-name="T5"><text:line-break/><text:line-break/></text:span><text:span text:style-name="T4"> </text:span><text:span text:style-name="T7">MathTable</text:span><text:span text:style-name="T6"> { }</text:span><text:span text:style-name="T4"> </text:span><text:span text:style-name="T5"><text:line-break/><text:line-break/></text:span><text:soft-page-break/><text:span text:style-name="T4"> That is why your QML can create this object directly. </text:span><text:span text:style-name="T5"><text:line-break/><text:line-break/></text:span><text:span text:style-name="T4"> Block: QML Property </text:span><text:span text:style-name="T5"><text:line-break/><text:line-break/></text:span><text:span text:style-name="T4"> </text:span><text:span text:style-name="T11">Q_PROPERTY</text:span><text:span text:style-name="T15">(</text:span><text:span text:style-name="T6">QString result READ result NOTIFY resultChanged</text:span><text:span text:style-name="T15">)</text:span><text:span text:style-name="T4"> </text:span><text:span text:style-name="T5"><text:line-break/><text:line-break/></text:span><text:span text:style-name="T4"> This exposes a C++ value to QML. </text:span><text:span text:style-name="T5"><text:line-break/><text:line-break/></text:span><text:span text:style-name="T4"> Meaning: </text:span><text:span text:style-name="T5"><text:line-break/><text:line-break/></text:span><text:span text:style-name="T4"> QString result       -&gt; property name visible in QML </text:span><text:span text:style-name="T5"><text:line-break/></text:span><text:span text:style-name="T4"> READ result          -&gt; QML gets value by calling result() </text:span><text:span text:style-name="T5"><text:line-break/></text:span><text:span text:style-name="T4"> NOTIFY resultChanged -&gt; QML updates when resultChanged() is emitted </text:span><text:span text:style-name="T5"><text:line-break/><text:line-break/></text:span><text:span text:style-name="T4"> That is why this works in QML: </text:span><text:span text:style-name="T5"><text:line-break/><text:line-break/></text:span><text:span text:style-name="T4"> </text:span><text:span text:style-name="T7">text</text:span><text:span text:style-name="T9">:</text:span><text:span text:style-name="T6"> 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Block: Constructor </text:span><text:span text:style-name="T5"><text:line-break/><text:line-break/></text:span><text:span text:style-name="T4"> </text:span><text:span text:style-name="T12">explicit</text:span><text:span text:style-name="T6"> </text:span><text:span text:style-name="T11">MathTable</text:span><text:span text:style-name="T15">(</text:span><text:span text:style-name="T6">QObject </text:span><text:span text:style-name="T9">*</text:span><text:span text:style-name="T6">parent </text:span><text:span text:style-name="T9">=</text:span><text:span text:style-name="T6"> </text:span><text:span text:style-name="T16">nullptr</text:span><text:span text:style-name="T15">);</text:span><text:span text:style-name="T4"> </text:span><text:span text:style-name="T5"><text:line-break/><text:line-break/></text:span><text:span text:style-name="T4"> This creates a </text:span><text:span text:style-name="T14">MathTable</text:span><text:span text:style-name="T4"> object. </text:span><text:span text:style-name="T14">parent</text:span><text:span text:style-name="T4"> is Qt’s ownership system. If a parent is destroyed, its child objects are destroyed too. </text:span><text:span text:style-name="T5"><text:line-break/><text:line-break/></text:span><text:span text:style-name="T4"> Block: Callable Function from QML </text:span><text:span text:style-name="T5"><text:line-break/><text:line-break/></text:span><text:span text:style-name="T4"> </text:span><text:span text:style-name="T6">Q_INVOKABLE </text:span><text:span text:style-name="T12">void</text:span><text:span text:style-name="T6"> </text:span><text:span text:style-name="T11">generateTable</text:span><text:span text:style-name="T15">(</text:span><text:span text:style-name="T12">const</text:span><text:span text:style-name="T10"> QString </text:span><text:span text:style-name="T9">&amp;</text:span><text:span text:style-name="T10">input</text:span><text:span text:style-name="T15">);</text:span><text:span text:style-name="T4"> </text:span><text:span text:style-name="T5"><text:line-break/><text:line-break/></text:span><text:span text:style-name="T4"> </text:span><text:span text:style-name="T14">Q_INVOKABLE</text:span><text:span text:style-name="T4"> means QML is allowed to call this C++ function. </text:span><text:span text:style-name="T5"><text:line-break/><text:line-break/></text:span><text:span text:style-name="T4"> That is why this works: </text:span><text:span text:style-name="T5"><text:line-break/><text:line-break/></text:span><text:span text:style-name="T4"> </text:span><text:span text:style-name="T10">math</text:span><text:span text:style-name="T9">.</text:span><text:span text:style-name="T11">generateTable</text:span><text:span text:style-name="T6">(inputField</text:span><text:span text:style-name="T9">.</text:span><text:span text:style-name="T6">text)</text:span><text:span text:style-name="T4"> </text:span><text:span text:style-name="T5"><text:line-break/><text:line-break/></text:span><text:span text:style-name="T4"> Block: Getter Function </text:span><text:span text:style-name="T5"><text:line-break/><text:line-break/></text:span><text:soft-page-break/><text:span text:style-name="T4"> </text:span><text:span text:style-name="T6">QString </text:span><text:span text:style-name="T11">result</text:span><text:span text:style-name="T15">()</text:span><text:span text:style-name="T6"> </text:span><text:span text:style-name="T12">const</text:span><text:span text:style-name="T15">;</text:span><text:span text:style-name="T4"> </text:span><text:span text:style-name="T5"><text:line-break/><text:line-break/></text:span><text:span text:style-name="T4"> This function returns the current value of </text:span><text:span text:style-name="T14">m_result</text:span><text:span text:style-name="T4">. </text:span><text:span text:style-name="T5"><text:line-break/><text:line-break/></text:span><text:span text:style-name="T4"> QML indirectly calls this when you write: </text:span><text:span text:style-name="T5"><text:line-break/><text:line-break/></text:span><text:span text:style-name="T4"> 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Block: Signal </text:span><text:span text:style-name="T5"><text:line-break/><text:line-break/></text:span><text:span text:style-name="T4"> </text:span><text:span text:style-name="T6">signals</text:span><text:span text:style-name="T9">:</text:span><text:span text:style-name="T4"> </text:span><text:span text:style-name="T5"><text:line-break/></text:span><text:span text:style-name="T4"> </text:span><text:span text:style-name="T6">    </text:span><text:span text:style-name="T12">void</text:span><text:span text:style-name="T6"> </text:span><text:span text:style-name="T11">resultChanged</text:span><text:span text:style-name="T15">();</text:span><text:span text:style-name="T4"> </text:span><text:span text:style-name="T5"><text:line-break/><text:line-break/></text:span><text:span text:style-name="T4"> This tells QML: </text:span><text:span text:style-name="T5"><text:line-break/><text:line-break/></text:span><text:span text:style-name="T4"> The result value changed. Refresh anything using math.result. </text:span><text:span text:style-name="T5"><text:line-break/><text:line-break/></text:span><text:span text:style-name="T4"> Block: Private Data </text:span><text:span text:style-name="T5"><text:line-break/><text:line-break/></text:span><text:span text:style-name="T4"> </text:span><text:span text:style-name="T6">private</text:span><text:span text:style-name="T9">:</text:span><text:span text:style-name="T4"> </text:span><text:span text:style-name="T5"><text:line-break/></text:span><text:span text:style-name="T4"> </text:span><text:span text:style-name="T6">    QString m_result</text:span><text:span text:style-name="T15">;</text:span><text:span text:style-name="T4"> </text:span><text:span text:style-name="T5"><text:line-break/><text:line-break/></text:span><text:span text:style-name="T4"> This is the actual storage variable. QML does not access </text:span><text:span text:style-name="T14">m_result</text:span><text:span text:style-name="T4"> directly. QML accesses the public property </text:span><text:span text:style-name="T14">result</text:span><text:span text:style-name="T4">. </text:span><text:span text:style-name="T5"><text:line-break/><text:line-break/></text:span><text:span text:style-name="T4"> </text:span><text:span text:style-name="T3">mathtable.cpp</text:span><text:span text:style-name="T4"> </text:span><text:span text:style-name="T5"><text:line-break/><text:line-break/></text:span><text:span text:style-name="T4"> Block: Include Header </text:span><text:span text:style-name="T5"><text:line-break/><text:line-break/></text:span><text:span text:style-name="T4"> </text:span><text:span text:style-name="T12">#include</text:span><text:span text:style-name="T6"> </text:span><text:span text:style-name="T8">"mathtable.h"</text:span><text:span text:style-name="T4"> </text:span><text:span text:style-name="T5"><text:line-break/><text:line-break/></text:span><text:span text:style-name="T4"> This connects the implementation file to the class declaration from </text:span><text:span text:style-name="T14">mathtable.h</text:span><text:span text:style-name="T4">. </text:span><text:span text:style-name="T5"><text:line-break/><text:line-break/></text:span><text:span text:style-name="T4"> Block: Constructor Definition </text:span><text:span text:style-name="T5"><text:line-break/><text:line-break/></text:span><text:span text:style-name="T4"> </text:span><text:span text:style-name="T6">MathTable</text:span><text:span text:style-name="T9">::</text:span><text:span text:style-name="T11">MathTable</text:span><text:span text:style-name="T15">(</text:span><text:span text:style-name="T10">QObject </text:span><text:span text:style-name="T9">*</text:span><text:span text:style-name="T10">parent</text:span><text:span text:style-name="T15">)</text:span><text:span text:style-name="T4"> </text:span><text:span text:style-name="T5"><text:line-break/></text:span><text:span text:style-name="T4"> </text:span><text:span text:style-name="T6">    </text:span><text:span text:style-name="T9">:</text:span><text:span text:style-name="T6"> </text:span><text:span text:style-name="T11">QObject</text:span><text:span text:style-name="T15">{</text:span><text:span text:style-name="T6">parent</text:span><text:span text:style-name="T15">}</text:span><text:span text:style-name="T4"> </text:span><text:span text:style-name="T5"><text:line-break/></text:span><text:span text:style-name="T4"> </text:span><text:span text:style-name="T15">{}</text:span><text:span text:style-name="T4"> </text:span><text:span text:style-name="T5"><text:line-break/><text:line-break/></text:span><text:soft-page-break/><text:span text:style-name="T4"> This defines the constructor declared in the header. </text:span><text:span text:style-name="T5"><text:line-break/><text:line-break/></text:span><text:span text:style-name="T4"> It passes </text:span><text:span text:style-name="T14">parent</text:span><text:span text:style-name="T4"> to the base class </text:span><text:span text:style-name="T14">QObject</text:span><text:span text:style-name="T4">. </text:span><text:span text:style-name="T5"><text:line-break/><text:line-break/></text:span><text:span text:style-name="T4"> Block: Result Getter </text:span><text:span text:style-name="T5"><text:line-break/><text:line-break/></text:span><text:span text:style-name="T4"> </text:span><text:span text:style-name="T6">QString MathTable</text:span><text:span text:style-name="T9">::</text:span><text:span text:style-name="T11">result</text:span><text:span text:style-name="T15">()</text:span><text:span text:style-name="T6"> </text:span><text:span text:style-name="T12">const</text:span><text:span text:style-name="T4"> </text:span><text:span text:style-name="T5"><text:line-break/></text:span><text:span text:style-name="T4"> </text:span><text:span text:style-name="T15">{</text:span><text:span text:style-name="T4"> </text:span><text:span text:style-name="T5"><text:line-break/></text:span><text:span text:style-name="T4"> </text:span><text:span text:style-name="T6">    </text:span><text:span text:style-name="T12">return</text:span><text:span text:style-name="T6"> m_result</text:span><text:span text:style-name="T15">;</text:span><text:span text:style-name="T4"> </text:span><text:span text:style-name="T5"><text:line-break/></text:span><text:span text:style-name="T4"> </text:span><text:span text:style-name="T15">}</text:span><text:span text:style-name="T4"> </text:span><text:span text:style-name="T5"><text:line-break/><text:line-break/></text:span><text:span text:style-name="T4"> This returns the value stored in </text:span><text:span text:style-name="T14">m_result</text:span><text:span text:style-name="T4">. </text:span><text:span text:style-name="T5"><text:line-break/><text:line-break/></text:span><text:span text:style-name="T4"> QML uses this when reading: </text:span><text:span text:style-name="T5"><text:line-break/><text:line-break/></text:span><text:span text:style-name="T4"> 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Block: Generate Table Function </text:span><text:span text:style-name="T5"><text:line-break/><text:line-break/></text:span><text:span text:style-name="T4"> </text:span><text:span text:style-name="T12">void</text:span><text:span text:style-name="T6"> MathTable</text:span><text:span text:style-name="T9">::</text:span><text:span text:style-name="T11">generateTable</text:span><text:span text:style-name="T15">(</text:span><text:span text:style-name="T12">const</text:span><text:span text:style-name="T10"> QString </text:span><text:span text:style-name="T9">&amp;</text:span><text:span text:style-name="T10">input</text:span><text:span text:style-name="T15">)</text:span><text:span text:style-name="T4"> </text:span><text:span text:style-name="T5"><text:line-break/><text:line-break/></text:span><text:span text:style-name="T4"> This function receives text from QML. </text:span><text:span text:style-name="T5"><text:line-break/><text:line-break/></text:span><text:span text:style-name="T4"> Here: </text:span><text:span text:style-name="T5"><text:line-break/><text:line-break/></text:span><text:span text:style-name="T4"> </text:span><text:span text:style-name="T10">math</text:span><text:span text:style-name="T9">.</text:span><text:span text:style-name="T11">generateTable</text:span><text:span text:style-name="T6">(inputField</text:span><text:span text:style-name="T9">.</text:span><text:span text:style-name="T6">text)</text:span><text:span text:style-name="T4"> </text:span><text:span text:style-name="T5"><text:line-break/><text:line-break/></text:span><text:span text:style-name="T4"> </text:span><text:span text:style-name="T14">inputField.text</text:span><text:span text:style-name="T4"> becomes the C++ parameter </text:span><text:span text:style-name="T14">input</text:span><text:span text:style-name="T4">. </text:span><text:span text:style-name="T5"><text:line-break/><text:line-break/></text:span><text:span text:style-name="T4"> Block: Convert Input </text:span><text:span text:style-name="T5"><text:line-break/><text:line-break/></text:span><text:span text:style-name="T4"> </text:span><text:span text:style-name="T12">bool</text:span><text:span text:style-name="T6"> ok</text:span><text:span text:style-name="T15">;</text:span><text:span text:style-name="T4"> </text:span><text:span text:style-name="T5"><text:line-break/></text:span><text:span text:style-name="T4"> </text:span><text:span text:style-name="T12">int</text:span><text:span text:style-name="T6"> num </text:span><text:span text:style-name="T9">=</text:span><text:span text:style-name="T6"> input</text:span><text:span text:style-name="T9">.</text:span><text:span text:style-name="T11">toInt</text:span><text:span text:style-name="T15">(</text:span><text:span text:style-name="T9">&amp;</text:span><text:span text:style-name="T6">ok</text:span><text:span text:style-name="T15">);</text:span><text:span text:style-name="T4"> </text:span><text:span text:style-name="T5"><text:line-break/><text:line-break/></text:span><text:span text:style-name="T4"> This tries to convert the text into an integer. </text:span><text:span text:style-name="T5"><text:line-break/><text:line-break/></text:span><text:span text:style-name="T4"> Example: </text:span><text:span text:style-name="T5"><text:line-break/><text:line-break/></text:span><text:span text:style-name="T4"> "5"   -&gt; num = 5, ok = true </text:span><text:span text:style-name="T5"><text:line-break/></text:span><text:span text:style-name="T4"> "abc" -&gt; ok = false </text:span><text:span text:style-name="T5"><text:line-break/><text:line-break/></text:span><text:soft-page-break/><text:span text:style-name="T4"> Block: Invalid Input Check </text:span><text:span text:style-name="T5"><text:line-break/><text:line-break/></text:span><text:span text:style-name="T4"> </text:span><text:span text:style-name="T12">if</text:span><text:span text:style-name="T6"> </text:span><text:span text:style-name="T15">(</text:span><text:span text:style-name="T9">!</text:span><text:span text:style-name="T6">ok</text:span><text:span text:style-name="T15">)</text:span><text:span text:style-name="T6"> </text:span><text:span text:style-name="T15">{</text:span><text:span text:style-name="T4"> </text:span><text:span text:style-name="T5"><text:line-break/></text:span><text:span text:style-name="T4"> </text:span><text:span text:style-name="T6">    m_result </text:span><text:span text:style-name="T9">=</text:span><text:span text:style-name="T6"> </text:span><text:span text:style-name="T8">"Invalid input!"</text:span><text:span text:style-name="T15">;</text:span><text:span text:style-name="T4"> </text:span><text:span text:style-name="T5"><text:line-break/></text:span><text:span text:style-name="T4"> </text:span><text:span text:style-name="T6">    emit </text:span><text:span text:style-name="T11">resultChanged</text:span><text:span text:style-name="T15">();</text:span><text:span text:style-name="T4"> </text:span><text:span text:style-name="T5"><text:line-break/></text:span><text:span text:style-name="T4"> </text:span><text:span text:style-name="T6">    </text:span><text:span text:style-name="T12">return</text:span><text:span text:style-name="T15">;</text:span><text:span text:style-name="T4"> </text:span><text:span text:style-name="T5"><text:line-break/></text:span><text:span text:style-name="T4"> </text:span><text:span text:style-name="T15">}</text:span><text:span text:style-name="T4"> </text:span><text:span text:style-name="T5"><text:line-break/><text:line-break/></text:span><text:span text:style-name="T4"> If the user typed invalid text, you update </text:span><text:span text:style-name="T14">m_result</text:span><text:span text:style-name="T4">, notify QML, and stop the function. </text:span><text:span text:style-name="T5"><text:line-break/><text:line-break/></text:span><text:span text:style-name="T4"> Important line: </text:span><text:span text:style-name="T5"><text:line-break/><text:line-break/></text:span><text:span text:style-name="T4"> </text:span><text:span text:style-name="T6">emit </text:span><text:span text:style-name="T11">resultChanged</text:span><text:span text:style-name="T15">();</text:span><text:span text:style-name="T4"> </text:span><text:span text:style-name="T5"><text:line-break/><text:line-break/></text:span><text:span text:style-name="T4"> Without this, QML may not update the </text:span><text:span text:style-name="T14">Text</text:span><text:span text:style-name="T4">. </text:span><text:span text:style-name="T5"><text:line-break/><text:line-break/></text:span><text:span text:style-name="T4"> Block: Build Multiplication Table </text:span><text:span text:style-name="T5"><text:line-break/><text:line-break/></text:span><text:span text:style-name="T4"> </text:span><text:span text:style-name="T6">QString table</text:span><text:span text:style-name="T15">;</text:span><text:span text:style-name="T4"> </text:span><text:span text:style-name="T5"><text:line-break/><text:line-break/></text:span><text:span text:style-name="T4"> </text:span><text:span text:style-name="T12">for</text:span><text:span text:style-name="T6"> </text:span><text:span text:style-name="T15">(</text:span><text:span text:style-name="T12">int</text:span><text:span text:style-name="T6"> </text:span><text:span text:style-name="T11">i</text:span><text:span text:style-name="T15">{</text:span><text:span text:style-name="T13">1</text:span><text:span text:style-name="T15">};</text:span><text:span text:style-name="T6"> i </text:span><text:span text:style-name="T9">&lt;=</text:span><text:span text:style-name="T6"> </text:span><text:span text:style-name="T13">10</text:span><text:span text:style-name="T15">;</text:span><text:span text:style-name="T6"> </text:span><text:span text:style-name="T9">++</text:span><text:span text:style-name="T6">i</text:span><text:span text:style-name="T15">)</text:span><text:span text:style-name="T6"> </text:span><text:span text:style-name="T15">{</text:span><text:span text:style-name="T4"> </text:span><text:span text:style-name="T5"><text:line-break/></text:span><text:span text:style-name="T4"> </text:span><text:span text:style-name="T6">    table </text:span><text:span text:style-name="T9">+=</text:span><text:span text:style-name="T6"> QString</text:span><text:span text:style-name="T9">::</text:span><text:span text:style-name="T11">number</text:span><text:span text:style-name="T15">(</text:span><text:span text:style-name="T6">num</text:span><text:span text:style-name="T15">)</text:span><text:span text:style-name="T6"> </text:span><text:span text:style-name="T9">+</text:span><text:span text:style-name="T6"> </text:span><text:span text:style-name="T8">" x "</text:span><text:span text:style-name="T6"> </text:span><text:span text:style-name="T9">+</text:span><text:span text:style-name="T4"> </text:span><text:span text:style-name="T5"><text:line-break/></text:span><text:span text:style-name="T4"> </text:span><text:span text:style-name="T6">             QString</text:span><text:span text:style-name="T9">::</text:span><text:span text:style-name="T11">number</text:span><text:span text:style-name="T15">(</text:span><text:span text:style-name="T6">i</text:span><text:span text:style-name="T15">)</text:span><text:span text:style-name="T6"> </text:span><text:span text:style-name="T9">+</text:span><text:span text:style-name="T6"> </text:span><text:span text:style-name="T8">" = "</text:span><text:span text:style-name="T6"> </text:span><text:span text:style-name="T9">+</text:span><text:span text:style-name="T4"> </text:span><text:span text:style-name="T5"><text:line-break/></text:span><text:span text:style-name="T4"> </text:span><text:span text:style-name="T6">             QString</text:span><text:span text:style-name="T9">::</text:span><text:span text:style-name="T11">number</text:span><text:span text:style-name="T15">(</text:span><text:span text:style-name="T6">num </text:span><text:span text:style-name="T9">*</text:span><text:span text:style-name="T6"> i</text:span><text:span text:style-name="T15">)</text:span><text:span text:style-name="T6"> </text:span><text:span text:style-name="T9">+</text:span><text:span text:style-name="T6"> </text:span><text:span text:style-name="T8">"</text:span><text:span text:style-name="T17">\n</text:span><text:span text:style-name="T8">"</text:span><text:span text:style-name="T15">;</text:span><text:span text:style-name="T4"> </text:span><text:span text:style-name="T5"><text:line-break/></text:span><text:span text:style-name="T4"> </text:span><text:span text:style-name="T15">}</text:span><text:span text:style-name="T4"> </text:span><text:span text:style-name="T5"><text:line-break/><text:line-break/></text:span><text:span text:style-name="T4"> This creates the table line by line. </text:span><text:span text:style-name="T5"><text:line-break/><text:line-break/></text:span><text:span text:style-name="T4"> If </text:span><text:span text:style-name="T14">num = 5</text:span><text:span text:style-name="T4">, it builds: </text:span><text:span text:style-name="T5"><text:line-break/><text:line-break/></text:span><text:span text:style-name="T4"> 5 x 1 = 5 </text:span><text:span text:style-name="T5"><text:line-break/></text:span><text:span text:style-name="T4"> 5 x 2 = 10 </text:span><text:span text:style-name="T5"><text:line-break/></text:span><text:span text:style-name="T4"> ... </text:span><text:span text:style-name="T5"><text:line-break/></text:span><text:span text:style-name="T4"> 5 x 10 = 50 </text:span><text:span text:style-name="T5"><text:line-break/><text:line-break/></text:span><text:span text:style-name="T4"> Block: Save Result and Notify QML </text:span><text:span text:style-name="T5"><text:line-break/><text:line-break/></text:span><text:span text:style-name="T4"> </text:span><text:span text:style-name="T6">m_result </text:span><text:span text:style-name="T9">=</text:span><text:span text:style-name="T6"> table</text:span><text:span text:style-name="T15">;</text:span><text:span text:style-name="T4"> </text:span><text:span text:style-name="T5"><text:line-break/></text:span><text:span text:style-name="T4"> </text:span><text:span text:style-name="T6">emit </text:span><text:span text:style-name="T11">resultChanged</text:span><text:span text:style-name="T15">();</text:span><text:span text:style-name="T4"> </text:span><text:span text:style-name="T5"><text:line-break/><text:line-break/></text:span><text:soft-page-break/><text:span text:style-name="T4"> This stores the final table in C++. </text:span><text:span text:style-name="T5"><text:line-break/><text:line-break/></text:span><text:span text:style-name="T4"> Then </text:span><text:span text:style-name="T14">resultChanged()</text:span><text:span text:style-name="T4"> tells QML to refresh: </text:span><text:span text:style-name="T5"><text:line-break/><text:line-break/></text:span><text:span text:style-name="T4"> </text:span><text:span text:style-name="T7">text</text:span><text:span text:style-name="T9">:</text:span><text:span text:style-name="T6"> 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</text:span><text:span text:style-name="T3">Main.qml</text:span><text:span text:style-name="T4"> </text:span><text:span text:style-name="T5"><text:line-break/><text:line-break/></text:span><text:span text:style-name="T4"> Block: Imports </text:span><text:span text:style-name="T5"><text:line-break/><text:line-break/></text:span><text:span text:style-name="T4"> </text:span><text:span text:style-name="T12">import</text:span><text:span text:style-name="T6"> QtQuick</text:span><text:span text:style-name="T4"> </text:span><text:span text:style-name="T5"><text:line-break/></text:span><text:span text:style-name="T4"> </text:span><text:span text:style-name="T12">import</text:span><text:span text:style-name="T6"> QtQuick.Controls</text:span><text:span text:style-name="T4"> </text:span><text:span text:style-name="T5"><text:line-break/></text:span><text:span text:style-name="T4"> </text:span><text:span text:style-name="T12">import</text:span><text:span text:style-name="T6"> </text:span><text:span text:style-name="T7">ToGetMathTable</text:span><text:span text:style-name="T6"> </text:span><text:span text:style-name="T13">1.0</text:span><text:span text:style-name="T4"> </text:span><text:span text:style-name="T5"><text:line-break/><text:line-break/></text:span><text:span text:style-name="T4"> - </text:span><text:span text:style-name="T14">QtQuick</text:span><text:span text:style-name="T4">: base QML visual types. </text:span><text:span text:style-name="T5"><text:line-break/></text:span><text:span text:style-name="T4"> - </text:span><text:span text:style-name="T14">QtQuick.Controls</text:span><text:span text:style-name="T4">: gives </text:span><text:span text:style-name="T14">Button</text:span><text:span text:style-name="T4">, </text:span><text:span text:style-name="T14">TextField</text:span><text:span text:style-name="T4">, </text:span><text:span text:style-name="T14">ApplicationWindow</text:span><text:span text:style-name="T4">. </text:span><text:span text:style-name="T5"><text:line-break/></text:span><text:span text:style-name="T4"> - </text:span><text:span text:style-name="T14">ToGetMathTable 1.0</text:span><text:span text:style-name="T4">: imports your app module, including the C++ </text:span><text:span text:style-name="T14">MathTable</text:span><text:span text:style-name="T4"> type. </text:span><text:span text:style-name="T5"><text:line-break/><text:line-break/></text:span><text:span text:style-name="T4"> Block: C++ Object Creation </text:span><text:span text:style-name="T5"><text:line-break/><text:line-break/></text:span><text:span text:style-name="T4"> </text:span><text:span text:style-name="T7">MathTable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id</text:span><text:span text:style-name="T9">:</text:span><text:span text:style-name="T6"> math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is creates an object of your C++ class inside QML. </text:span><text:span text:style-name="T5"><text:line-break/><text:line-break/></text:span><text:span text:style-name="T4"> The </text:span><text:span text:style-name="T14">id: math</text:span><text:span text:style-name="T4"> lets QML refer to it as: </text:span><text:span text:style-name="T5"><text:line-break/><text:line-break/></text:span><text:span text:style-name="T4"> </text:span><text:span text:style-name="T10">math</text:span><text:span text:style-name="T4"> </text:span><text:span text:style-name="T5"><text:line-break/><text:line-break/></text:span><text:span text:style-name="T4"> Block: Window </text:span><text:span text:style-name="T5"><text:line-break/><text:line-break/></text:span><text:span text:style-name="T4"> </text:span><text:span text:style-name="T7">ApplicationWindow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width</text:span><text:span text:style-name="T9">:</text:span><text:span text:style-name="T6"> </text:span><text:span text:style-name="T13">640</text:span><text:span text:style-name="T4"> </text:span><text:span text:style-name="T5"><text:line-break/></text:span><text:span text:style-name="T4"> </text:span><text:span text:style-name="T6">    </text:span><text:span text:style-name="T8">height</text:span><text:span text:style-name="T9">:</text:span><text:span text:style-name="T6"> </text:span><text:span text:style-name="T13">480</text:span><text:span text:style-name="T4"> </text:span><text:span text:style-name="T5"><text:line-break/></text:span><text:span text:style-name="T4"> </text:span><text:span text:style-name="T6">    </text:span><text:span text:style-name="T8">visible</text:span><text:span text:style-name="T9">:</text:span><text:span text:style-name="T6"> </text:span><text:span text:style-name="T13">true</text:span><text:span text:style-name="T4"> </text:span><text:span text:style-name="T5"><text:line-break/></text:span><text:span text:style-name="T4"> </text:span><text:span text:style-name="T6">    </text:span><text:span text:style-name="T8">title</text:span><text:span text:style-name="T9">:</text:span><text:span text:style-name="T6"> </text:span><text:span text:style-name="T11">qsTr</text:span><text:span text:style-name="T6">(</text:span><text:span text:style-name="T8">"To Get Math Table"</text:span><text:span text:style-name="T6">)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oft-page-break/><text:span text:style-name="T4"> This is the main app window. </text:span><text:span text:style-name="T5"><text:line-break/><text:line-break/></text:span><text:span text:style-name="T4"> Block: Layout Row </text:span><text:span text:style-name="T5"><text:line-break/><text:line-break/></text:span><text:span text:style-name="T4"> </text:span><text:span text:style-name="T7">Row</text:span><text:span text:style-name="T6"> {</text:span><text:span text:style-name="T4"> </text:span><text:span text:style-name="T5"><text:line-break/></text:span><text:span text:style-name="T4"> </text:span><text:span text:style-name="T6">    anchors</text:span><text:span text:style-name="T9">.</text:span><text:span text:style-name="T6">centerIn</text:span><text:span text:style-name="T9">:</text:span><text:span text:style-name="T6"> parent</text:span><text:span text:style-name="T4"> </text:span><text:span text:style-name="T5"><text:line-break/></text:span><text:span text:style-name="T4"> </text:span><text:span text:style-name="T6">    </text:span><text:span text:style-name="T8">spacing</text:span><text:span text:style-name="T9">:</text:span><text:span text:style-name="T6"> </text:span><text:span text:style-name="T13">20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is places child items horizontally in the center of the window. </text:span><text:span text:style-name="T5"><text:line-break/><text:line-break/></text:span><text:span text:style-name="T4"> Block: Input Column </text:span><text:span text:style-name="T5"><text:line-break/><text:line-break/></text:span><text:span text:style-name="T4"> </text:span><text:span text:style-name="T7">Column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spacing</text:span><text:span text:style-name="T9">:</text:span><text:span text:style-name="T6"> </text:span><text:span text:style-name="T13">10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is places the input field and button vertically. </text:span><text:span text:style-name="T5"><text:line-break/><text:line-break/></text:span><text:span text:style-name="T4"> Block: TextField </text:span><text:span text:style-name="T5"><text:line-break/><text:line-break/></text:span><text:span text:style-name="T4"> </text:span><text:span text:style-name="T7">TextField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id</text:span><text:span text:style-name="T9">:</text:span><text:span text:style-name="T6"> inputField</text:span><text:span text:style-name="T4"> </text:span><text:span text:style-name="T5"><text:line-break/></text:span><text:span text:style-name="T4"> </text:span><text:span text:style-name="T6">    </text:span><text:span text:style-name="T8">placeholderText</text:span><text:span text:style-name="T9">:</text:span><text:span text:style-name="T6"> </text:span><text:span text:style-name="T8">"Enter number"</text:span><text:span text:style-name="T4"> </text:span><text:span text:style-name="T5"><text:line-break/></text:span><text:span text:style-name="T4"> </text:span><text:span text:style-name="T6">    </text:span><text:span text:style-name="T8">placeholderTextColor</text:span><text:span text:style-name="T9">:</text:span><text:span text:style-name="T6"> </text:span><text:span text:style-name="T8">"gray"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is is where the user types a number. </text:span><text:span text:style-name="T5"><text:line-break/><text:line-break/></text:span><text:span text:style-name="T4"> The important part is: </text:span><text:span text:style-name="T5"><text:line-break/><text:line-break/></text:span><text:span text:style-name="T4"> </text:span><text:span text:style-name="T12">id</text:span><text:span text:style-name="T6">: </text:span><text:span text:style-name="T12">inputField</text:span><text:span text:style-name="T4"> </text:span><text:span text:style-name="T5"><text:line-break/><text:line-break/></text:span><text:span text:style-name="T4"> So later you can access: </text:span><text:span text:style-name="T5"><text:line-break/><text:line-break/></text:span><text:span text:style-name="T4"> </text:span><text:span text:style-name="T10">inputField</text:span><text:span text:style-name="T9">.</text:span><text:span text:style-name="T7">text</text:span><text:span text:style-name="T4"> </text:span><text:span text:style-name="T5"><text:line-break/><text:line-break/></text:span><text:span text:style-name="T4"> Block: Button Calls C++ </text:span><text:span text:style-name="T5"><text:line-break/><text:line-break/></text:span><text:span text:style-name="T4"> </text:span><text:span text:style-name="T7">Button</text:span><text:span text:style-name="T6"> {</text:span><text:span text:style-name="T4"> </text:span><text:span text:style-name="T5"><text:line-break/></text:span><text:soft-page-break/><text:span text:style-name="T4"> </text:span><text:span text:style-name="T6">    </text:span><text:span text:style-name="T8">text</text:span><text:span text:style-name="T9">:</text:span><text:span text:style-name="T6"> </text:span><text:span text:style-name="T8">"Generate"</text:span><text:span text:style-name="T4"> </text:span><text:span text:style-name="T5"><text:line-break/></text:span><text:span text:style-name="T4"> </text:span><text:span text:style-name="T6">    </text:span><text:span text:style-name="T8">onClicked</text:span><text:span text:style-name="T9">:</text:span><text:span text:style-name="T6"> math</text:span><text:span text:style-name="T9">.</text:span><text:span text:style-name="T11">generateTable</text:span><text:span text:style-name="T6">(inputField</text:span><text:span text:style-name="T9">.</text:span><text:span text:style-name="T6">text)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When the button is clicked, QML calls your C++ function: </text:span><text:span text:style-name="T5"><text:line-break/><text:line-break/></text:span><text:span text:style-name="T4"> </text:span><text:span text:style-name="T11">generateTable</text:span><text:span text:style-name="T15">(</text:span><text:span text:style-name="T9">...</text:span><text:span text:style-name="T15">)</text:span><text:span text:style-name="T4"> </text:span><text:span text:style-name="T5"><text:line-break/><text:line-break/></text:span><text:span text:style-name="T4"> It sends the text from the input field. </text:span><text:span text:style-name="T5"><text:line-break/><text:line-break/></text:span><text:span text:style-name="T4"> Block: Display Result </text:span><text:span text:style-name="T5"><text:line-break/><text:line-break/></text:span><text:span text:style-name="T4"> </text:span><text:span text:style-name="T7">Text</text:span><text:span text:style-name="T6"> {</text:span><text:span text:style-name="T4"> </text:span><text:span text:style-name="T5"><text:line-break/></text:span><text:span text:style-name="T4"> </text:span><text:span text:style-name="T6">    </text:span><text:span text:style-name="T8">text</text:span><text:span text:style-name="T9">:</text:span><text:span text:style-name="T6"> math</text:span><text:span text:style-name="T9">.</text:span><text:span text:style-name="T6">result</text:span><text:span text:style-name="T4"> </text:span><text:span text:style-name="T5"><text:line-break/></text:span><text:span text:style-name="T4"> </text:span><text:span text:style-name="T6">    font</text:span><text:span text:style-name="T9">.</text:span><text:span text:style-name="T6">pixelSize</text:span><text:span text:style-name="T9">:</text:span><text:span text:style-name="T6"> </text:span><text:span text:style-name="T13">16</text:span><text:span text:style-name="T4"> </text:span><text:span text:style-name="T5"><text:line-break/></text:span><text:span text:style-name="T4"> </text:span><text:span text:style-name="T6">}</text:span><text:span text:style-name="T4"> </text:span><text:span text:style-name="T5"><text:line-break/><text:line-break/></text:span><text:span text:style-name="T4"> This shows the C++ property </text:span><text:span text:style-name="T14">result</text:span><text:span text:style-name="T4">. </text:span><text:span text:style-name="T5"><text:line-break/><text:line-break/></text:span><text:span text:style-name="T4"> When C++ emits: </text:span><text:span text:style-name="T5"><text:line-break/><text:line-break/></text:span><text:span text:style-name="T4"> </text:span><text:span text:style-name="T6">emit </text:span><text:span text:style-name="T11">resultChanged</text:span><text:span text:style-name="T15">();</text:span><text:span text:style-name="T4"> </text:span><text:span text:style-name="T5"><text:line-break/><text:line-break/></text:span><text:span text:style-name="T4"> this QML </text:span><text:span text:style-name="T14">Text</text:span><text:span text:style-name="T4"> updates automatically. </text:span><text:span text:style-name="T5"><text:line-break/><text:line-break/></text:span><text:span text:style-name="T4"> </text:span><text:span text:style-name="T3">Main Connection</text:span><text:span text:style-name="T4"> </text:span><text:span text:style-name="T5"><text:line-break/><text:line-break/></text:span><text:span text:style-name="T4"> Header exposes: </text:span><text:span text:style-name="T5"><text:line-break/><text:line-break/></text:span><text:span text:style-name="T4"> </text:span><text:span text:style-name="T11">Q_PROPERTY</text:span><text:span text:style-name="T15">(</text:span><text:span text:style-name="T6">QString result READ result NOTIFY resultChanged</text:span><text:span text:style-name="T15">)</text:span><text:span text:style-name="T4"> </text:span><text:span text:style-name="T5"><text:line-break/></text:span><text:span text:style-name="T4"> </text:span><text:span text:style-name="T6">Q_INVOKABLE </text:span><text:span text:style-name="T12">void</text:span><text:span text:style-name="T6"> </text:span><text:span text:style-name="T11">generateTable</text:span><text:span text:style-name="T15">(</text:span><text:span text:style-name="T12">const</text:span><text:span text:style-name="T10"> QString </text:span><text:span text:style-name="T9">&amp;</text:span><text:span text:style-name="T10">input</text:span><text:span text:style-name="T15">);</text:span><text:span text:style-name="T4"> </text:span><text:span text:style-name="T5"><text:line-break/></text:span><text:span text:style-name="T4"> </text:span><text:span text:style-name="T6">QML_ELEMENT</text:span><text:span text:style-name="T4"> </text:span><text:span text:style-name="T5"><text:line-break/><text:line-break/></text:span><text:span text:style-name="T4"> QML uses: </text:span><text:span text:style-name="T5"><text:line-break/><text:line-break/></text:span><text:span text:style-name="T4"> </text:span><text:span text:style-name="T10">math</text:span><text:span text:style-name="T9">.</text:span><text:span text:style-name="T11">generateTable</text:span><text:span text:style-name="T6">(inputField</text:span><text:span text:style-name="T9">.</text:span><text:span text:style-name="T6">text)</text:span><text:span text:style-name="T4"> </text:span><text:span text:style-name="T5"><text:line-break/></text:span><text:span text:style-name="T4"> </text:span><text:span text:style-name="T7">text</text:span><text:span text:style-name="T9">:</text:span><text:span text:style-name="T6"> </text:span><text:span text:style-name="T10">math</text:span><text:span text:style-name="T9">.</text:span><text:span text:style-name="T7">result</text:span><text:span text:style-name="T4"> </text:span><text:span text:style-name="T5"><text:line-break/><text:line-break/></text:span><text:span text:style-name="T4"> CPP updates: </text:span><text:span text:style-name="T5"><text:line-break/><text:line-break/></text:span><text:soft-page-break/><text:span text:style-name="T4"> </text:span><text:span text:style-name="T6">m_result </text:span><text:span text:style-name="T9">=</text:span><text:span text:style-name="T6"> table</text:span><text:span text:style-name="T15">;</text:span><text:span text:style-name="T4"> </text:span><text:span text:style-name="T5"><text:line-break/></text:span><text:span text:style-name="T4"> </text:span><text:span text:style-name="T6">emit </text:span><text:span text:style-name="T11">resultChanged</text:span><text:span text:style-name="T15">();</text:span><text:span text:style-name="T4"> </text:span><text:span text:style-name="T5"><text:line-break/><text:line-break/></text:span><text:span text:style-name="T4"> That is the full </text:span><text:span text:style-name="T14">.h</text:span><text:span text:style-name="T4"> + </text:span><text:span text:style-name="T14">.cpp</text:span><text:span text:style-name="T4"> + </text:span><text:span text:style-name="T14">.qml</text:span><text:span text:style-name="T4"> connection.</text:span><text:span text:style-name="T5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5:50:43.166646357</meta:creation-date>
    <dc:date>2026-04-25T16:35:35.760007040</dc:date>
    <meta:editing-duration>PT44M54S</meta:editing-duration>
    <meta:editing-cycles>2</meta:editing-cycles>
    <meta:generator>LibreOffice/26.2.2.2$Linux_X86_64 LibreOffice_project/1f77d10d6938fd34972958f64b2bcfa54f8b1ba5</meta:generator>
    <meta:document-statistic meta:table-count="0" meta:image-count="0" meta:object-count="0" meta:page-count="10" meta:paragraph-count="2" meta:word-count="869" meta:character-count="6591" meta:non-whitespace-character-count="4958"/>
  </office:meta>
</office:document-meta>
</file>